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2.1cm"/>
    </style:style>
    <style:style style:name="gr2" style:family="graphic" style:parent-style-name="standard">
      <style:graphic-properties draw:stroke="none" svg:stroke-color="#000000" draw:fill="none" draw:fill-color="#ffffff" fo:min-height="1.05cm"/>
    </style:style>
    <style:style style:name="gr3" style:family="graphic" style:parent-style-name="standard">
      <style:graphic-properties draw:stroke="none" draw:fill="none" fo:min-height="9.258cm"/>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draw:fill="solid" draw:fill-color="#e6e6ff" draw:textarea-horizontal-align="center" draw:textarea-vertical-align="middle"/>
    </style:style>
    <style:style style:name="gr6" style:family="graphic" style:parent-style-name="standard">
      <style:graphic-properties draw:stroke="none" svg:stroke-color="#000000" draw:fill="none" draw:fill-color="#ffffff" fo:min-height="1cm"/>
    </style:style>
    <style:style style:name="gr7" style:family="graphic" style:parent-style-name="standard">
      <style:graphic-properties draw:stroke="dash" draw:stroke-dash="Fine_20_Dashed_20__28_var_29_"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637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fo:min-height="0.75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fill="solid" draw:fill-color="#ffffcc" draw:textarea-horizontal-align="center" draw:textarea-vertical-align="middle"/>
    </style:style>
    <style:style style:name="gr13" style:family="graphic" style:parent-style-name="standard">
      <style:graphic-properties draw:stroke="none" svg:stroke-color="#000000" draw:fill="none" draw:fill-color="#ffffff" fo:min-height="4.55cm"/>
    </style:style>
    <style:style style:name="gr14" style:family="graphic" style:parent-style-name="standard">
      <style:graphic-properties draw:stroke="none" svg:stroke-color="#000000" draw:fill="none" draw:fill-color="#ffffff" fo:min-height="2.45cm"/>
    </style:style>
    <style:style style:name="gr15" style:family="graphic" style:parent-style-name="standard">
      <style:graphic-properties draw:stroke="none" draw:fill="none" fo:min-height="2.85cm"/>
    </style:style>
    <style:style style:name="gr16" style:family="graphic" style:parent-style-name="standard">
      <style:graphic-properties svg:stroke-width="0.1cm" svg:stroke-color="#ff0000" draw:marker-start-width="0.35cm" draw:marker-end="Arrow" draw:marker-end-width="0.45cm" draw:fill="solid" draw:textarea-horizontal-align="center" draw:textarea-vertical-align="middle" fo:padding-top="0.175cm" fo:padding-bottom="0.175cm" fo:padding-left="0.3cm" fo:padding-right="0.3cm"/>
    </style:style>
    <style:style style:name="gr17" style:family="graphic" style:parent-style-name="standard">
      <style:graphic-properties draw:stroke="none" svg:stroke-color="#000000" draw:fill="none" draw:fill-color="#ffffff" fo:min-height="0.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0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text-properties fo:color="#008000"/>
    </style:style>
    <style:style style:name="P5" style:family="paragraph">
      <style:paragraph-properties fo:text-align="center"/>
    </style:style>
    <style:style style:name="P6" style:family="paragraph">
      <style:paragraph-properties fo:margin-left="0cm" fo:margin-right="0cm" fo:text-indent="0cm"/>
      <style:text-properties fo:font-size="18pt" fo:font-weight="bold"/>
    </style:style>
    <style:style style:name="P7" style:family="paragraph">
      <style:paragraph-properties fo:margin-left="0cm" fo:margin-right="0cm" text:enable-numbering="true" fo:text-indent="0cm"/>
    </style:style>
    <style:style style:name="P8" style:family="paragraph">
      <style:paragraph-properties fo:margin-left="1.2cm" fo:margin-right="0cm" text:enable-numbering="false" fo:text-indent="-0.6cm"/>
    </style:style>
    <style:style style:name="P9" style:family="paragraph">
      <style:paragraph-properties fo:margin-left="0cm" fo:margin-right="0cm" fo:text-indent="0cm"/>
      <style:text-properties fo:color="#ff0000"/>
    </style:style>
    <style:style style:name="T1" style:family="text">
      <style:text-properties fo:language="en" fo:country="US" style:language-asian="en" style:country-asian="US" style:language-complex="en" style:country-complex="US"/>
    </style:style>
    <style:style style:name="T2" style:family="text">
      <style:text-properties style:text-position="super 58%" fo:language="en" fo:country="US" style:language-asian="en" style:country-asian="US" style:language-complex="en" style:country-complex="US"/>
    </style:style>
    <style:style style:name="T3" style:family="text">
      <style:text-properties fo:font-size="20pt" fo:font-weight="bold"/>
    </style:style>
    <style:style style:name="T4" style:family="text">
      <style:text-properties fo:language="en" fo:country="US" fo:font-weight="bold" style:language-asian="en" style:country-asian="US" style:language-complex="en" style:country-complex="US"/>
    </style:style>
    <style:style style:name="T5" style:family="text">
      <style:text-properties fo:font-weight="bold"/>
    </style:style>
    <style:style style:name="T6" style:family="text">
      <style:text-properties fo:font-size="14pt"/>
    </style:style>
    <style:style style:name="T7" style:family="text">
      <style:text-properties fo:color="#ffcc99"/>
    </style:style>
    <style:style style:name="T8" style:family="text">
      <style:text-properties fo:color="#9999ff"/>
    </style:style>
    <style:style style:name="T9" style:family="text">
      <style:text-properties fo:color="#008000"/>
    </style:style>
    <style:style style:name="T10" style:family="text">
      <style:text-properties fo:font-size="18pt" fo:font-weight="bold"/>
    </style:style>
    <style:style style:name="T11" style:family="text">
      <style:text-properties fo:color="#ff0000"/>
    </style:style>
    <style:style style:name="T12" style:family="text">
      <style:text-properties fo:color="#ffff00"/>
    </style:style>
    <style:style style:name="T13" style:family="text">
      <style:text-properties style:use-window-font-color="true"/>
    </style:style>
    <style:style style:name="T14" style:family="text">
      <style:text-properties fo:color="#ff0000" fo:language="en" fo:country="US" style:language-asian="en" style:country-asian="US" style:language-complex="en" style:country-complex="US"/>
    </style:style>
    <style:style style:name="T15" style:family="text">
      <style:text-properties fo:color="#ffff00" fo:language="en" fo:country="US" style:language-asian="en" style:country-asian="US" style:language-complex="en" style:country-complex="US"/>
    </style:style>
    <style:style style:name="T16" style:family="text">
      <style:text-properties fo:color="#000000" fo:language="en" fo:country="US" style:language-asian="en" style:country-asian="US" style:language-complex="en" style:country-complex="US"/>
    </style:style>
    <style:style style:name="T17" style:family="text">
      <style:text-properties fo:color="#000000" fo:font-size="12pt" fo:language="en" fo:country="US" style:language-asian="en" style:country-asian="US"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Introduction" draw:style-name="dp1" draw:master-page-name="Standard">
        <office:forms form:automatic-focus="false" form:apply-design-mode="false"/>
        <draw:frame draw:style-name="gr1" draw:text-style-name="P1" draw:layer="layout" svg:width="18.45cm" svg:height="5.26cm" svg:x="1.151cm" svg:y="3.75cm">
          <draw:text-box>
            <text:p text:style-name="P1"><text:span text:style-name="T1">This document concentrates on moving (pathfinding) of 2x2 units in UFO:AI. 1X1 units are basically the same except for diagonal checks. The rest is much more simple. Also most of the examples and descriptions completely ignore the 3. dimension (z axis) although it is used in the code as 3</text:span><text:span text:style-name="T2">rd</text:span><text:span text:style-name="T1"> argument for really every function. It will become very important when it comes to falling units later on though.</text:span></text:p>
          </draw:text-box>
        </draw:frame>
        <draw:frame draw:style-name="gr2" draw:text-style-name="P2" draw:layer="layout" svg:width="15.45cm" svg:height="1.3cm" svg:x="1.201cm" svg:y="1.65cm">
          <draw:text-box>
            <text:p text:style-name="P2"><text:span text:style-name="T3">UFO:AI Pathfinding for 2x2 units</text:span></text:p>
          </draw:text-box>
        </draw:frame>
        <draw:frame draw:style-name="gr3" draw:text-style-name="P1" draw:layer="layout" svg:width="18.559cm" svg:height="10.794cm" svg:x="1.392cm" svg:y="14.1cm">
          <draw:text-box>
            <text:p text:style-name="P1"><text:span text:style-name="T4">Programming</text:span><text:span text:style-name="T5"> information:</text:span></text:p>
            <text:p text:style-name="P1"/>
            <text:p text:style-name="P1"><text:span text:style-name="T1">For more information on the code used for pathfinding see </text:span></text:p>
            <text:p text:style-name="P1"><text:span text:style-name="T6"><text:a xlink:href="http://ufoai.ninex.info/wiki/index.php?title=TODO/General/Support_for_2x2_units">http://ufoai.ninex.info/wiki/index.php?title=TODO/General/Support_for_2x2_units</text:a></text:span></text:p>
            <text:p text:style-name="P1"/>
            <text:p text:style-name="P1">cl_actor.c (Client):CL_ConditionalMoveCalc (Grid_MoveCalc)</text:p>
            <text:p text:style-name="P1">g_client.c (Server):G_MoveCalc (as gi.MoveCalc)</text:p>
            <text:p text:style-name="P1"/>
            <text:p text:style-name="P1">cmodel.c:Grid_MoveCalc</text:p>
            <text:p text:style-name="P1">cmodel.c:Grid_MoveMarkRoute</text:p>
            <text:p text:style-name="P1">cmodel.c:Grid_MoveMark</text:p>
            <text:p text:style-name="P1">cmodel.c:Grid_CheckForbidden</text:p>
            <text:p text:style-name="P1"/>
            <text:p text:style-name="P1"><text:span text:style-name="T1">The size of a unit is stored in le-&gt;fieldSize or ent-&gt;fieldSize</text:span></text:p>
            <text:p text:style-name="P1"><text:span text:style-name="T1">Its position (x,y,z) is located in le-&gt;pos or ent&gt;pos</text:span></text:p>
          </draw:text-box>
        </draw:frame>
      </draw:page>
      <draw:page draw:name="General Moving" draw:style-name="dp1" draw:master-page-name="Standard">
        <office:forms form:automatic-focus="false" form:apply-design-mode="false"/>
        <draw:g>
          <draw:rect draw:style-name="gr4" draw:text-style-name="P3" draw:layer="layout" svg:width="2.1cm" svg:height="2.1cm" svg:x="2.501cm" svg:y="8.25cm">
            <text:p text:style-name="P3">Ox</text:p>
            <text:p text:style-name="P3">Oy</text:p>
          </draw:rect>
          <draw:rect draw:style-name="gr4" draw:text-style-name="P3" draw:layer="layout" svg:width="2.1cm" svg:height="2.1cm" svg:x="4.601cm" svg:y="8.25cm">
            <text:p text:style-name="P3">Ox+1</text:p>
            <text:p text:style-name="P3">Oy</text:p>
          </draw:rect>
          <draw:rect draw:style-name="gr4" draw:text-style-name="P3" draw:layer="layout" svg:width="2.1cm" svg:height="2.1cm" svg:x="2.501cm" svg:y="10.35cm">
            <text:p text:style-name="P3">Ox</text:p>
            <text:p text:style-name="P3">Oy+1</text:p>
          </draw:rect>
          <draw:rect draw:style-name="gr4" draw:text-style-name="P3" draw:layer="layout" svg:width="2.1cm" svg:height="2.1cm" svg:x="4.601cm" svg:y="10.35cm">
            <text:p text:style-name="P3">Ox+1</text:p>
            <text:p text:style-name="P3">Oy+1</text:p>
          </draw:rect>
        </draw:g>
        <draw:g>
          <draw:rect draw:style-name="gr5" draw:text-style-name="P3" draw:layer="layout" svg:width="2.1cm" svg:height="2.1cm" svg:x="6.801cm" svg:y="8.25cm">
            <text:p text:style-name="P3">Nx</text:p>
            <text:p text:style-name="P3">Ny</text:p>
          </draw:rect>
          <draw:rect draw:style-name="gr5" draw:text-style-name="P3" draw:layer="layout" svg:width="2.1cm" svg:height="2.1cm" svg:x="8.901cm" svg:y="8.25cm">
            <text:p text:style-name="P3">Nx+1</text:p>
            <text:p text:style-name="P3">Ny</text:p>
          </draw:rect>
          <draw:rect draw:style-name="gr5" draw:text-style-name="P3" draw:layer="layout" svg:width="2.1cm" svg:height="2.1cm" svg:x="6.801cm" svg:y="10.35cm">
            <text:p text:style-name="P3">Nx</text:p>
            <text:p text:style-name="P3">Ny+1</text:p>
          </draw:rect>
          <draw:rect draw:style-name="gr5" draw:text-style-name="P3" draw:layer="layout" svg:width="2.1cm" svg:height="2.1cm" svg:x="8.901cm" svg:y="10.35cm">
            <text:p text:style-name="P3">Nx+1</text:p>
            <text:p text:style-name="P3">Ny+1</text:p>
          </draw:rect>
        </draw:g>
        <draw:frame draw:style-name="gr6" draw:text-style-name="P1" draw:layer="layout" svg:width="8.207cm" svg:height="5.947cm" svg:x="12.551cm" svg:y="6.9cm">
          <draw:text-box>
            <text:p text:style-name="P1"><text:span text:style-name="T7">O: Old or original position</text:span></text:p>
            <text:p text:style-name="P1"><text:span text:style-name="T8">N: New Position</text:span></text:p>
            <text:p text:style-name="P1"><text:span text:style-name="T9">D: Direction of move</text:span></text:p>
            <text:p text:style-name="P1"/>
            <text:p text:style-name="P1"/>
            <text:p text:style-name="P1">Moving:</text:p>
            <text:p text:style-name="P1"><text:tab/>Nx = Ox + Dx</text:p>
            <text:p text:style-name="P1"><text:tab/>Ny = Oy + Dy</text:p>
          </draw:text-box>
        </draw:frame>
        <draw:frame draw:style-name="gr6" draw:text-style-name="P4" draw:layer="layout" svg:width="5.6cm" svg:height="2.387cm" svg:x="2.051cm" svg:y="15.763cm">
          <draw:text-box>
            <text:p text:style-name="P4"><text:span text:style-name="T9">Shown example:</text:span></text:p>
            <text:p text:style-name="P4"><text:span text:style-name="T9"><text:tab/></text:span><text:span text:style-name="T9">Dx = 1</text:span></text:p>
            <text:p text:style-name="P4"><text:span text:style-name="T9"><text:tab/></text:span><text:span text:style-name="T9">Dy = 1</text:span></text:p>
          </draw:text-box>
        </draw:frame>
        <draw:line draw:style-name="gr7" draw:text-style-name="P5" draw:layer="layout" svg:x1="2.501cm" svg:y1="14.2cm" svg:x2="7.351cm" svg:y2="14.25cm">
          <text:p text:style-name="P1"/>
        </draw:line>
        <draw:g>
          <draw:rect draw:style-name="gr4" draw:text-style-name="P3" draw:layer="layout" svg:width="2.1cm" svg:height="2.1cm" svg:x="8.451cm" svg:y="15.8cm">
            <text:p text:style-name="P3">Ox</text:p>
            <text:p text:style-name="P3">Oy</text:p>
          </draw:rect>
          <draw:rect draw:style-name="gr4" draw:text-style-name="P3" draw:layer="layout" svg:width="2.1cm" svg:height="2.1cm" svg:x="10.551cm" svg:y="15.8cm">
            <text:p text:style-name="P3">Ox+1</text:p>
            <text:p text:style-name="P3">Oy</text:p>
          </draw:rect>
          <draw:rect draw:style-name="gr4" draw:text-style-name="P3" draw:layer="layout" svg:width="2.1cm" svg:height="2.1cm" svg:x="8.451cm" svg:y="17.9cm">
            <text:p text:style-name="P3">Ox</text:p>
            <text:p text:style-name="P3">Oy+1</text:p>
          </draw:rect>
          <draw:rect draw:style-name="gr4" draw:text-style-name="P3" draw:layer="layout" svg:width="2.1cm" svg:height="2.1cm" svg:x="10.551cm" svg:y="17.9cm">
            <text:p text:style-name="P3">Ox+1</text:p>
            <text:p text:style-name="P3">Oy+1</text:p>
          </draw:rect>
        </draw:g>
        <draw:g>
          <draw:rect draw:style-name="gr5" draw:text-style-name="P3" draw:layer="layout" svg:width="2.1cm" svg:height="2.1cm" svg:x="10.701cm" svg:y="18.05cm">
            <text:p text:style-name="P3">Nx</text:p>
            <text:p text:style-name="P3">Ny</text:p>
          </draw:rect>
          <draw:rect draw:style-name="gr5" draw:text-style-name="P3" draw:layer="layout" svg:width="2.1cm" svg:height="2.1cm" svg:x="12.801cm" svg:y="18.05cm">
            <text:p text:style-name="P3">Nx+1</text:p>
            <text:p text:style-name="P3">Ny</text:p>
          </draw:rect>
          <draw:rect draw:style-name="gr5" draw:text-style-name="P3" draw:layer="layout" svg:width="2.1cm" svg:height="2.1cm" svg:x="10.701cm" svg:y="20.15cm">
            <text:p text:style-name="P3">Nx</text:p>
            <text:p text:style-name="P3">Ny+1</text:p>
          </draw:rect>
          <draw:rect draw:style-name="gr5" draw:text-style-name="P3" draw:layer="layout" svg:width="2.1cm" svg:height="2.1cm" svg:x="12.801cm" svg:y="20.15cm">
            <text:p text:style-name="P3">Nx+1</text:p>
            <text:p text:style-name="P3">Ny+1</text:p>
          </draw:rect>
        </draw:g>
        <draw:line draw:style-name="gr7" draw:text-style-name="P5" draw:layer="layout" svg:x1="12.651cm" svg:y1="15.8cm" svg:x2="14.751cm" svg:y2="17.9cm">
          <text:p text:style-name="P1"/>
        </draw:line>
        <draw:line draw:style-name="gr7" draw:text-style-name="P5" draw:layer="layout" svg:x1="8.451cm" svg:y1="20cm" svg:x2="10.551cm" svg:y2="22.1cm">
          <text:p text:style-name="P1"/>
        </draw:line>
        <draw:frame draw:style-name="gr8" draw:text-style-name="P4" draw:layer="layout" svg:width="0.95cm" svg:height="0.963cm" svg:x="13.401cm" svg:y="15.75cm">
          <draw:text-box>
            <text:p text:style-name="P4"><text:span text:style-name="T9">D</text:span></text:p>
          </draw:text-box>
        </draw:frame>
        <draw:frame draw:style-name="gr8" draw:text-style-name="P4" draw:layer="layout" svg:width="0.95cm" svg:height="0.963cm" svg:x="4.251cm" svg:y="13.087cm">
          <draw:text-box>
            <text:p text:style-name="P4"><text:span text:style-name="T9">D</text:span></text:p>
          </draw:text-box>
        </draw:frame>
        <draw:line draw:style-name="gr9" draw:text-style-name="P5" draw:layer="layout" svg:x1="1.101cm" svg:y1="7.35cm" svg:x2="9.101cm" svg:y2="7.35cm">
          <text:p text:style-name="P1"/>
        </draw:line>
        <draw:line draw:style-name="gr9" draw:text-style-name="P5" draw:layer="layout" svg:x1="1.701cm" svg:y1="6.7cm" svg:x2="1.701cm" svg:y2="14.7cm">
          <text:p text:style-name="P1"/>
        </draw:line>
        <draw:frame draw:style-name="gr10" draw:text-style-name="P1" draw:layer="layout" svg:width="0.95cm" svg:height="1cm" svg:x="7.851cm" svg:y="6.35cm">
          <draw:text-box>
            <text:p text:style-name="P1">x</text:p>
          </draw:text-box>
        </draw:frame>
        <draw:frame draw:style-name="gr10" draw:text-style-name="P1" draw:layer="layout" svg:width="0.95cm" svg:height="1cm" svg:x="0.701cm" svg:y="13.4cm">
          <draw:text-box>
            <text:p text:style-name="P1">y</text:p>
          </draw:text-box>
        </draw:frame>
        <draw:line draw:style-name="gr11" draw:text-style-name="P5" draw:layer="layout" svg:x1="0.601cm" svg:y1="15.05cm" svg:x2="20.358cm" svg:y2="15.05cm">
          <text:p text:style-name="P1"/>
        </draw:line>
        <draw:line draw:style-name="gr11" draw:text-style-name="P5" draw:layer="layout" svg:x1="0.601cm" svg:y1="23.2cm" svg:x2="20.358cm" svg:y2="23.2cm">
          <text:p text:style-name="P1"/>
        </draw:line>
        <draw:frame draw:style-name="gr6" draw:text-style-name="P4" draw:layer="layout" svg:width="5.6cm" svg:height="2.387cm" svg:x="2.001cm" svg:y="24.156cm">
          <draw:text-box>
            <text:p text:style-name="P4"><text:span text:style-name="T9">Shown example:</text:span></text:p>
            <text:p text:style-name="P4"><text:span text:style-name="T9"><text:tab/></text:span><text:span text:style-name="T9">Dx = -1</text:span></text:p>
            <text:p text:style-name="P4"><text:span text:style-name="T9"><text:tab/></text:span><text:span text:style-name="T9">Dy = 0</text:span></text:p>
          </draw:text-box>
        </draw:frame>
        <draw:g>
          <draw:rect draw:style-name="gr4" draw:text-style-name="P3" draw:layer="layout" svg:width="2.1cm" svg:height="2.1cm" svg:x="11.751cm" svg:y="24.463cm">
            <text:p text:style-name="P3">Ox</text:p>
            <text:p text:style-name="P3">Oy</text:p>
          </draw:rect>
          <draw:rect draw:style-name="gr4" draw:text-style-name="P3" draw:layer="layout" svg:width="2.1cm" svg:height="2.1cm" svg:x="13.851cm" svg:y="24.463cm">
            <text:p text:style-name="P3">Ox+1</text:p>
            <text:p text:style-name="P3">Oy</text:p>
          </draw:rect>
          <draw:rect draw:style-name="gr4" draw:text-style-name="P3" draw:layer="layout" svg:width="2.1cm" svg:height="2.1cm" svg:x="11.751cm" svg:y="26.563cm">
            <text:p text:style-name="P3">Ox</text:p>
            <text:p text:style-name="P3">Oy+1</text:p>
          </draw:rect>
          <draw:rect draw:style-name="gr4" draw:text-style-name="P3" draw:layer="layout" svg:width="2.1cm" svg:height="2.1cm" svg:x="13.851cm" svg:y="26.563cm">
            <text:p text:style-name="P3">Ox+1</text:p>
            <text:p text:style-name="P3">Oy+1</text:p>
          </draw:rect>
        </draw:g>
        <draw:g>
          <draw:rect draw:style-name="gr5" draw:text-style-name="P3" draw:layer="layout" svg:width="2.1cm" svg:height="2.1cm" svg:x="9.451cm" svg:y="24.663cm">
            <text:p text:style-name="P3">Nx</text:p>
            <text:p text:style-name="P3">Ny</text:p>
          </draw:rect>
          <draw:rect draw:style-name="gr5" draw:text-style-name="P3" draw:layer="layout" svg:width="2.1cm" svg:height="2.1cm" svg:x="11.551cm" svg:y="24.663cm">
            <text:p text:style-name="P3">Nx+1</text:p>
            <text:p text:style-name="P3">Ny</text:p>
          </draw:rect>
          <draw:rect draw:style-name="gr5" draw:text-style-name="P3" draw:layer="layout" svg:width="2.1cm" svg:height="2.1cm" svg:x="9.451cm" svg:y="26.763cm">
            <text:p text:style-name="P3">Nx</text:p>
            <text:p text:style-name="P3">Ny+1</text:p>
          </draw:rect>
          <draw:rect draw:style-name="gr5" draw:text-style-name="P3" draw:layer="layout" svg:width="2.1cm" svg:height="2.1cm" svg:x="11.551cm" svg:y="26.763cm">
            <text:p text:style-name="P3">Nx+1</text:p>
            <text:p text:style-name="P3">Ny+1</text:p>
          </draw:rect>
        </draw:g>
        <draw:line draw:style-name="gr7" draw:text-style-name="P5" draw:layer="layout" svg:x1="15.951cm" svg:y1="24.463cm" svg:x2="13.851cm" svg:y2="24.463cm">
          <text:p text:style-name="P1"/>
        </draw:line>
        <draw:frame draw:style-name="gr8" draw:text-style-name="P4" draw:layer="layout" svg:width="0.95cm" svg:height="0.963cm" svg:x="14.501cm" svg:y="23.3cm">
          <draw:text-box>
            <text:p text:style-name="P4"><text:span text:style-name="T9">D</text:span></text:p>
          </draw:text-box>
        </draw:frame>
        <draw:line draw:style-name="gr7" draw:text-style-name="P5" draw:layer="layout" svg:x1="15.951cm" svg:y1="28.663cm" svg:x2="13.851cm" svg:y2="28.663cm">
          <text:p text:style-name="P1"/>
        </draw:line>
        <draw:frame draw:style-name="gr1" draw:text-style-name="P1" draw:layer="layout" svg:width="18.45cm" svg:height="4.523cm" svg:x="1.251cm" svg:y="2.116cm">
          <draw:text-box>
            <text:p text:style-name="P1"><text:span text:style-name="T1">The x,y grid shown below represents one level in the 3-dimensional map (battlescape)</text:span></text:p>
            <text:p text:style-name="P1"><text:span text:style-name="T1">You can safely ignore in what direction the x and y axes point because in the game itself it depends on the point of view where they really are. I'll try to describe all things with that in mind. All movements are calculated for a distance of 1 field.</text:span></text:p>
          </draw:text-box>
        </draw:frame>
        <draw:frame draw:style-name="gr2" draw:text-style-name="P6" draw:layer="layout" svg:width="15.45cm" svg:height="1.3cm" svg:x="1.251cm" svg:y="1cm">
          <draw:text-box>
            <text:p text:style-name="P6"><text:span text:style-name="T10">General moving information</text:span></text:p>
          </draw:text-box>
        </draw:frame>
      </draw:page>
      <draw:page draw:name="Connection Checks I" draw:style-name="dp1" draw:master-page-name="Standard">
        <office:forms form:automatic-focus="false" form:apply-design-mode="false"/>
        <draw:g>
          <draw:rect draw:style-name="gr4" draw:text-style-name="P3" draw:layer="layout" svg:width="2.1cm" svg:height="2.1cm" svg:x="2cm" svg:y="23.085cm">
            <text:p text:style-name="P3">Ox</text:p>
            <text:p text:style-name="P3">Oy</text:p>
          </draw:rect>
          <draw:rect draw:style-name="gr4" draw:text-style-name="P3" draw:layer="layout" svg:width="2.1cm" svg:height="2.1cm" svg:x="4.1cm" svg:y="23.085cm">
            <text:p text:style-name="P3">Ox+1</text:p>
            <text:p text:style-name="P3">Oy</text:p>
          </draw:rect>
          <draw:rect draw:style-name="gr4" draw:text-style-name="P3" draw:layer="layout" svg:width="2.1cm" svg:height="2.1cm" svg:x="2cm" svg:y="25.185cm">
            <text:p text:style-name="P3">Ox</text:p>
            <text:p text:style-name="P3">Oy+1</text:p>
          </draw:rect>
          <draw:rect draw:style-name="gr4" draw:text-style-name="P3" draw:layer="layout" svg:width="2.1cm" svg:height="2.1cm" svg:x="4.1cm" svg:y="25.185cm">
            <text:p text:style-name="P3">Ox+1</text:p>
            <text:p text:style-name="P3">Oy+1</text:p>
          </draw:rect>
        </draw:g>
        <draw:rect draw:style-name="gr12" draw:text-style-name="P3" draw:layer="layout" svg:width="2.1cm" svg:height="2.1cm" svg:x="6.2cm" svg:y="23.085cm">
          <text:p text:style-name="P3">A</text:p>
        </draw:rect>
        <draw:rect draw:style-name="gr12" draw:text-style-name="P3" draw:layer="layout" svg:width="2.1cm" svg:height="2.1cm" svg:x="6.2cm" svg:y="25.185cm">
          <text:p text:style-name="P3">B</text:p>
        </draw:rect>
        <draw:frame draw:style-name="gr6" draw:text-style-name="P4" draw:layer="layout" svg:width="5.6cm" svg:height="2.387cm" svg:x="1.9cm" svg:y="17.156cm">
          <draw:text-box>
            <text:p text:style-name="P4"><text:span text:style-name="T9">Shown example:</text:span></text:p>
            <text:p text:style-name="P4"><text:span text:style-name="T9"><text:tab/></text:span><text:span text:style-name="T9">Dx = 1</text:span></text:p>
            <text:p text:style-name="P4"><text:span text:style-name="T9"><text:tab/></text:span><text:span text:style-name="T9">Dy = 0</text:span></text:p>
          </draw:text-box>
        </draw:frame>
        <draw:g>
          <draw:rect draw:style-name="gr4" draw:text-style-name="P3" draw:layer="layout" svg:width="2.1cm" svg:height="2.1cm" svg:x="11.65cm" svg:y="17.463cm">
            <text:p text:style-name="P3">Ox</text:p>
            <text:p text:style-name="P3">Oy</text:p>
          </draw:rect>
          <draw:rect draw:style-name="gr4" draw:text-style-name="P3" draw:layer="layout" svg:width="2.1cm" svg:height="2.1cm" svg:x="13.75cm" svg:y="17.463cm">
            <text:p text:style-name="P3">Ox+1</text:p>
            <text:p text:style-name="P3">Oy</text:p>
          </draw:rect>
          <draw:rect draw:style-name="gr4" draw:text-style-name="P3" draw:layer="layout" svg:width="2.1cm" svg:height="2.1cm" svg:x="11.65cm" svg:y="19.563cm">
            <text:p text:style-name="P3">Ox</text:p>
            <text:p text:style-name="P3">Oy+1</text:p>
          </draw:rect>
          <draw:rect draw:style-name="gr4" draw:text-style-name="P3" draw:layer="layout" svg:width="2.1cm" svg:height="2.1cm" svg:x="13.75cm" svg:y="19.563cm">
            <text:p text:style-name="P3">Ox+1</text:p>
            <text:p text:style-name="P3">Oy+1</text:p>
          </draw:rect>
        </draw:g>
        <draw:g>
          <draw:rect draw:style-name="gr5" draw:text-style-name="P3" draw:layer="layout" svg:width="2.1cm" svg:height="2.1cm" svg:x="14.1cm" svg:y="17.75cm">
            <text:p text:style-name="P3">Nx</text:p>
            <text:p text:style-name="P3">Ny</text:p>
          </draw:rect>
          <draw:rect draw:style-name="gr5" draw:text-style-name="P3" draw:layer="layout" svg:width="2.1cm" svg:height="2.1cm" svg:x="16.2cm" svg:y="17.75cm">
            <text:p text:style-name="P3">Nx+1</text:p>
            <text:p text:style-name="P3">Ny</text:p>
          </draw:rect>
          <draw:rect draw:style-name="gr5" draw:text-style-name="P3" draw:layer="layout" svg:width="2.1cm" svg:height="2.1cm" svg:x="14.1cm" svg:y="19.85cm">
            <text:p text:style-name="P3">Nx</text:p>
            <text:p text:style-name="P3">Ny+1</text:p>
          </draw:rect>
          <draw:rect draw:style-name="gr5" draw:text-style-name="P3" draw:layer="layout" svg:width="2.1cm" svg:height="2.1cm" svg:x="16.2cm" svg:y="19.85cm">
            <text:p text:style-name="P3">Nx+1</text:p>
            <text:p text:style-name="P3">Ny+1</text:p>
          </draw:rect>
        </draw:g>
        <draw:line draw:style-name="gr7" draw:text-style-name="P5" draw:layer="layout" svg:x1="13.75cm" svg:y1="17.45cm" svg:x2="15.85cm" svg:y2="17.45cm">
          <text:p text:style-name="P1"/>
        </draw:line>
        <draw:frame draw:style-name="gr8" draw:text-style-name="P4" draw:layer="layout" svg:width="0.95cm" svg:height="0.963cm" svg:x="14.4cm" svg:y="16.3cm">
          <draw:text-box>
            <text:p text:style-name="P4"><text:span text:style-name="T9">D</text:span></text:p>
          </draw:text-box>
        </draw:frame>
        <draw:line draw:style-name="gr7" draw:text-style-name="P5" draw:layer="layout" svg:x1="13.75cm" svg:y1="21.95cm" svg:x2="15.85cm" svg:y2="21.95cm">
          <text:p text:style-name="P1"/>
        </draw:line>
        <draw:frame draw:style-name="gr13" draw:text-style-name="P1" draw:layer="layout" svg:width="10.199cm" svg:height="5.235cm" svg:x="8.8cm" svg:y="23cm">
          <draw:text-box>
            <text:list text:style-name="L1">
              <text:list-item>
                <text:p text:style-name="P1">In this example we need to check the following <text:span text:style-name="T11">connections</text:span>:</text:p>
              </text:list-item>
            </text:list>
            <text:list text:style-name="L1">
              <text:list-item>
                <text:p text:style-name="P7"><text:span text:style-name="T7">(Ox+1,Oy)</text:span> to <text:span text:style-name="T12">A</text:span><text:span text:style-name="T13">:</text:span></text:p>
              </text:list-item>
            </text:list>
            <text:list text:style-name="L1">
              <text:list-item>
                <text:list>
                  <text:list-item>
                    <text:p text:style-name="P8">PX(Ox+1,Oy)</text:p>
                  </text:list-item>
                </text:list>
              </text:list-item>
            </text:list>
            <text:list text:style-name="L1">
              <text:list-item>
                <text:p text:style-name="P7"><text:span text:style-name="T7">(Ox+1,Oy+1)</text:span> to <text:span text:style-name="T12">B</text:span><text:span text:style-name="T13">:</text:span></text:p>
              </text:list-item>
            </text:list>
            <text:list text:style-name="L1">
              <text:list-item>
                <text:list>
                  <text:list-item>
                    <text:p text:style-name="P8">PX(Ox+1,Oy+1)</text:p>
                  </text:list-item>
                </text:list>
              </text:list-item>
            </text:list>
            <text:list text:style-name="L1">
              <text:list-item>
                <text:p text:style-name="P1"/>
              </text:list-item>
            </text:list>
          </draw:text-box>
        </draw:frame>
        <draw:line draw:style-name="gr11" draw:text-style-name="P5" draw:layer="layout" svg:x1="0.601cm" svg:y1="16.224cm" svg:x2="20.358cm" svg:y2="16.224cm">
          <text:p text:style-name="P1"/>
        </draw:line>
        <draw:frame draw:style-name="gr14" draw:text-style-name="P1" draw:layer="layout" svg:width="18.8cm" svg:height="5.255cm" svg:x="1.151cm" svg:y="0.75cm">
          <draw:text-box>
            <text:p text:style-name="P1"><text:span text:style-name="T4">General Connection-test information</text:span></text:p>
            <text:p text:style-name="P1"><text:span text:style-name="T1">We can only check for straight (orthogonal) connections, not diagonal ones (these things are handled differently for each fieldSize anyway).</text:span></text:p>
            <text:p text:style-name="P1"/>
            <text:p text:style-name="P1"><text:span text:style-name="T1">Because of this there are four (4) fields we can check the connection to from a starting field.</text:span></text:p>
          </draw:text-box>
        </draw:frame>
        <draw:g>
          <draw:rect draw:style-name="gr4" draw:text-style-name="P3" draw:layer="layout" svg:width="2.1cm" svg:height="2.1cm" svg:x="3.451cm" svg:y="9.3cm">
            <text:p text:style-name="P3">S(x,y)</text:p>
          </draw:rect>
          <draw:rect draw:style-name="gr12" draw:text-style-name="P3" draw:layer="layout" svg:width="2.1cm" svg:height="2.1cm" svg:x="3.451cm" svg:y="7.2cm">
            <text:p text:style-name="P3">NY(S)</text:p>
          </draw:rect>
          <draw:rect draw:style-name="gr12" draw:text-style-name="P3" draw:layer="layout" svg:width="2.1cm" svg:height="2.1cm" svg:x="1.351cm" svg:y="9.3cm">
            <text:p text:style-name="P3">NX(S)</text:p>
          </draw:rect>
          <draw:rect draw:style-name="gr12" draw:text-style-name="P3" draw:layer="layout" svg:width="2.1cm" svg:height="2.1cm" svg:x="5.551cm" svg:y="9.3cm">
            <text:p text:style-name="P3">PX(S)</text:p>
          </draw:rect>
          <draw:rect draw:style-name="gr12" draw:text-style-name="P3" draw:layer="layout" svg:width="2.1cm" svg:height="2.1cm" svg:x="3.451cm" svg:y="11.4cm">
            <text:p text:style-name="P3">PY(S)</text:p>
          </draw:rect>
        </draw:g>
        <draw:frame draw:style-name="gr15" draw:text-style-name="P1" draw:layer="layout" svg:width="12.224cm" svg:height="3.1cm" svg:x="8.101cm" svg:y="6.9cm">
          <draw:text-box>
            <text:p text:style-name="P1">PX ... Next field along the positive x axis.</text:p>
            <text:p text:style-name="P1">NX ... Next field along the negative x axis.</text:p>
            <text:p text:style-name="P1">PY ... Next field along the positive y axis.</text:p>
            <text:p text:style-name="P1">NY ... Next field along the negative y axis.</text:p>
          </draw:text-box>
        </draw:frame>
        <draw:frame draw:style-name="gr15" draw:text-style-name="P1" draw:layer="layout" svg:width="12.224cm" svg:height="3.1cm" svg:x="8.101cm" svg:y="10.4cm">
          <draw:text-box>
            <text:p text:style-name="P1">PX(S) = Connection to [Sx+1, Sy]</text:p>
            <text:p text:style-name="P1">NX(S) = Connection to [Sx-1, Sy]</text:p>
            <text:p text:style-name="P1">PY(S) = Connection to [Sx, Sy+1]</text:p>
            <text:p text:style-name="P1">NY(S) = Connection to [Sx, Sy-1]</text:p>
          </draw:text-box>
        </draw:frame>
        <draw:line draw:style-name="gr16" draw:text-style-name="P5" draw:layer="layout" svg:x1="4.901cm" svg:y1="27.1cm" svg:x2="7.301cm" svg:y2="27.1cm">
          <text:p text:style-name="P1"/>
        </draw:line>
        <draw:frame draw:style-name="gr17" draw:text-style-name="P9" draw:layer="layout" svg:width="0.9cm" svg:height="1.15cm" svg:x="5.601cm" svg:y="22.15cm">
          <draw:text-box>
            <text:p text:style-name="P9"><text:span text:style-name="T11">?</text:span></text:p>
          </draw:text-box>
        </draw:frame>
        <draw:line draw:style-name="gr16" draw:text-style-name="P5" draw:layer="layout" svg:x1="4.901cm" svg:y1="23.271cm" svg:x2="7.301cm" svg:y2="23.271cm">
          <text:p text:style-name="P1"/>
        </draw:line>
        <draw:frame draw:style-name="gr17" draw:text-style-name="P9" draw:layer="layout" svg:width="0.9cm" svg:height="1.15cm" svg:x="5.501cm" svg:y="27.25cm">
          <draw:text-box>
            <text:p text:style-name="P9"><text:span text:style-name="T11">?</text:span></text:p>
          </draw:text-box>
        </draw:frame>
      </draw:page>
      <draw:page draw:name="Connection Checks II" draw:style-name="dp1" draw:master-page-name="Standard">
        <office:forms form:automatic-focus="false" form:apply-design-mode="false"/>
        <draw:g>
          <draw:rect draw:style-name="gr4" draw:text-style-name="P3" draw:layer="layout" svg:width="2.1cm" svg:height="2.1cm" svg:x="4.451cm" svg:y="10.2cm">
            <text:p text:style-name="P3">Ox</text:p>
            <text:p text:style-name="P3">Oy</text:p>
          </draw:rect>
          <draw:rect draw:style-name="gr4" draw:text-style-name="P3" draw:layer="layout" svg:width="2.1cm" svg:height="2.1cm" svg:x="6.551cm" svg:y="10.2cm">
            <text:p text:style-name="P3">Ox+1</text:p>
            <text:p text:style-name="P3">Oy</text:p>
          </draw:rect>
          <draw:rect draw:style-name="gr4" draw:text-style-name="P3" draw:layer="layout" svg:width="2.1cm" svg:height="2.1cm" svg:x="4.451cm" svg:y="12.3cm">
            <text:p text:style-name="P3">Ox</text:p>
            <text:p text:style-name="P3">Oy+1</text:p>
          </draw:rect>
          <draw:rect draw:style-name="gr4" draw:text-style-name="P3" draw:layer="layout" svg:width="2.1cm" svg:height="2.1cm" svg:x="6.551cm" svg:y="12.3cm">
            <text:p text:style-name="P3">Ox+1</text:p>
            <text:p text:style-name="P3">Oy+1</text:p>
          </draw:rect>
        </draw:g>
        <draw:rect draw:style-name="gr12" draw:text-style-name="P3" draw:layer="layout" svg:width="2.1cm" svg:height="2.1cm" svg:x="4.451cm" svg:y="8.1cm">
          <text:p text:style-name="P3">A</text:p>
        </draw:rect>
        <draw:rect draw:style-name="gr12" draw:text-style-name="P3" draw:layer="layout" svg:width="2.1cm" svg:height="2.1cm" svg:x="2.351cm" svg:y="8.115cm">
          <text:p text:style-name="P3">C</text:p>
        </draw:rect>
        <draw:frame draw:style-name="gr6" draw:text-style-name="P4" draw:layer="layout" svg:width="5.6cm" svg:height="2.387cm" svg:x="1.901cm" svg:y="1.906cm">
          <draw:text-box>
            <text:p text:style-name="P4"><text:span text:style-name="T9">Shown example:</text:span></text:p>
            <text:p text:style-name="P4"><text:span text:style-name="T9"><text:tab/></text:span><text:span text:style-name="T9">Dx = -1</text:span></text:p>
            <text:p text:style-name="P4"><text:span text:style-name="T9"><text:tab/></text:span><text:span text:style-name="T9">Dy = -1</text:span></text:p>
          </draw:text-box>
        </draw:frame>
        <draw:g>
          <draw:rect draw:style-name="gr4" draw:text-style-name="P3" draw:layer="layout" svg:width="2.1cm" svg:height="2.1cm" svg:x="11.751cm" svg:y="4.013cm">
            <text:p text:style-name="P3">Ox</text:p>
            <text:p text:style-name="P3">Oy</text:p>
          </draw:rect>
          <draw:rect draw:style-name="gr4" draw:text-style-name="P3" draw:layer="layout" svg:width="2.1cm" svg:height="2.1cm" svg:x="13.851cm" svg:y="4.013cm">
            <text:p text:style-name="P3">Ox+1</text:p>
            <text:p text:style-name="P3">Oy</text:p>
          </draw:rect>
          <draw:rect draw:style-name="gr4" draw:text-style-name="P3" draw:layer="layout" svg:width="2.1cm" svg:height="2.1cm" svg:x="11.751cm" svg:y="6.113cm">
            <text:p text:style-name="P3">Ox</text:p>
            <text:p text:style-name="P3">Oy+1</text:p>
          </draw:rect>
          <draw:rect draw:style-name="gr4" draw:text-style-name="P3" draw:layer="layout" svg:width="2.1cm" svg:height="2.1cm" svg:x="13.851cm" svg:y="6.113cm">
            <text:p text:style-name="P3">Ox+1</text:p>
            <text:p text:style-name="P3">Oy+1</text:p>
          </draw:rect>
        </draw:g>
        <draw:g>
          <draw:rect draw:style-name="gr5" draw:text-style-name="P3" draw:layer="layout" svg:width="2.1cm" svg:height="2.1cm" svg:x="9.401cm" svg:y="1.7cm">
            <text:p text:style-name="P3">Nx</text:p>
            <text:p text:style-name="P3">Ny</text:p>
          </draw:rect>
          <draw:rect draw:style-name="gr5" draw:text-style-name="P3" draw:layer="layout" svg:width="2.1cm" svg:height="2.1cm" svg:x="11.501cm" svg:y="1.7cm">
            <text:p text:style-name="P3">Nx+1</text:p>
            <text:p text:style-name="P3">Ny</text:p>
          </draw:rect>
          <draw:rect draw:style-name="gr5" draw:text-style-name="P3" draw:layer="layout" svg:width="2.1cm" svg:height="2.1cm" svg:x="9.401cm" svg:y="3.8cm">
            <text:p text:style-name="P3">Nx</text:p>
            <text:p text:style-name="P3">Ny+1</text:p>
          </draw:rect>
          <draw:rect draw:style-name="gr5" draw:text-style-name="P3" draw:layer="layout" svg:width="2.1cm" svg:height="2.1cm" svg:x="11.501cm" svg:y="3.8cm">
            <text:p text:style-name="P3">Nx+1</text:p>
            <text:p text:style-name="P3">Ny+1</text:p>
          </draw:rect>
        </draw:g>
        <draw:line draw:style-name="gr7" draw:text-style-name="P5" draw:layer="layout" svg:x1="15.901cm" svg:y1="4cm" svg:x2="13.601cm" svg:y2="1.7cm">
          <text:p text:style-name="P1"/>
        </draw:line>
        <draw:frame draw:style-name="gr8" draw:text-style-name="P4" draw:layer="layout" svg:width="0.95cm" svg:height="0.963cm" svg:x="14.651cm" svg:y="1.75cm">
          <draw:text-box>
            <text:p text:style-name="P4"><text:span text:style-name="T9">D</text:span></text:p>
          </draw:text-box>
        </draw:frame>
        <draw:line draw:style-name="gr7" draw:text-style-name="P5" draw:layer="layout" svg:x1="11.751cm" svg:y1="8.25cm" svg:x2="9.451cm" svg:y2="5.9cm">
          <text:p text:style-name="P1"/>
        </draw:line>
        <draw:frame draw:style-name="gr13" draw:text-style-name="P1" draw:layer="layout" svg:width="10.199cm" svg:height="5.709cm" svg:x="10.401cm" svg:y="10.2cm">
          <draw:text-box>
            <text:list text:style-name="L1">
              <text:list-item>
                <text:p text:style-name="P1"><text:span text:style-name="T1">In this example we need to check the following </text:span><text:span text:style-name="T14">connections</text:span><text:span text:style-name="T1">:</text:span></text:p>
              </text:list-item>
            </text:list>
            <text:list text:style-name="L1">
              <text:list-item>
                <text:p text:style-name="P7"><text:span text:style-name="T7"><text:s/></text:span><text:span text:style-name="T7">(Ox,Oy)</text:span> to <text:span text:style-name="T12">A</text:span><text:span text:style-name="T13">: </text:span>NX(Ox,Oy)</text:p>
              </text:list-item>
            </text:list>
            <text:list text:style-name="L1">
              <text:list-item>
                <text:p text:style-name="P7"><text:span text:style-name="T7"><text:s/></text:span><text:span text:style-name="T7">(Ox,Oy+1)</text:span> to <text:span text:style-name="T12">B</text:span><text:span text:style-name="T13">: NY</text:span>(Ox,Oy+1)</text:p>
              </text:list-item>
            </text:list>
            <text:list text:style-name="L1">
              <text:list-item>
                <text:p text:style-name="P7"><text:s/><text:span text:style-name="T12">A</text:span> to <text:span text:style-name="T12">C</text:span><text:span text:style-name="T13">: NX(A)</text:span></text:p>
              </text:list-item>
            </text:list>
            <text:list text:style-name="L1">
              <text:list-item>
                <text:p text:style-name="P7"><text:span text:style-name="T1"><text:s/></text:span><text:span text:style-name="T15">B</text:span><text:span text:style-name="T1"> to </text:span><text:span text:style-name="T15">C</text:span><text:span text:style-name="T16">: NY(B) </text:span><text:span text:style-name="T17">Note: I'm actually not sure if this second check of C is needed myself :)</text:span></text:p>
              </text:list-item>
            </text:list>
            <text:list text:style-name="L1">
              <text:list-item>
                <text:list>
                  <text:list-item>
                    <text:p text:style-name="P8"/>
                  </text:list-item>
                </text:list>
              </text:list-item>
            </text:list>
          </draw:text-box>
        </draw:frame>
        <draw:frame draw:style-name="gr17" draw:text-style-name="P9" draw:layer="layout" svg:width="0.9cm" svg:height="1.15cm" svg:x="6.601cm" svg:y="8.865cm">
          <draw:text-box>
            <text:p text:style-name="P9"><text:span text:style-name="T11">?</text:span></text:p>
          </draw:text-box>
        </draw:frame>
        <draw:line draw:style-name="gr16" draw:text-style-name="P5" draw:layer="layout" svg:x1="6.002cm" svg:y1="10.571cm" svg:x2="6.001cm" svg:y2="9.1cm">
          <text:p text:style-name="P1"/>
        </draw:line>
        <draw:frame draw:style-name="gr17" draw:text-style-name="P9" draw:layer="layout" svg:width="0.9cm" svg:height="1.15cm" svg:x="3.351cm" svg:y="12.1cm">
          <draw:text-box>
            <text:p text:style-name="P9"><text:span text:style-name="T11">?</text:span></text:p>
          </draw:text-box>
        </draw:frame>
        <draw:rect draw:style-name="gr12" draw:text-style-name="P3" draw:layer="layout" svg:width="2.1cm" svg:height="2.1cm" svg:x="2.351cm" svg:y="10.2cm">
          <text:p text:style-name="P3">B</text:p>
        </draw:rect>
        <draw:line draw:style-name="gr16" draw:text-style-name="P5" draw:layer="layout" svg:x1="4.851cm" svg:y1="11.85cm" svg:x2="3.6cm" svg:y2="11.85cm">
          <text:p text:style-name="P1"/>
        </draw:line>
        <draw:frame draw:style-name="gr17" draw:text-style-name="P9" draw:layer="layout" svg:width="0.9cm" svg:height="1.15cm" svg:x="4.301cm" svg:y="7.25cm">
          <draw:text-box>
            <text:p text:style-name="P9"><text:span text:style-name="T11">?</text:span></text:p>
          </draw:text-box>
        </draw:frame>
        <draw:line draw:style-name="gr16" draw:text-style-name="P5" draw:layer="layout" svg:x1="5.151cm" svg:y1="8.6cm" svg:x2="3.639cm" svg:y2="8.6cm">
          <text:p text:style-name="P1"/>
        </draw:line>
        <draw:frame draw:style-name="gr17" draw:text-style-name="P9" draw:layer="layout" svg:width="0.9cm" svg:height="1.15cm" svg:x="1.551cm" svg:y="10.365cm">
          <draw:text-box>
            <text:p text:style-name="P9"><text:span text:style-name="T11">?</text:span></text:p>
          </draw:text-box>
        </draw:frame>
        <draw:line draw:style-name="gr16" draw:text-style-name="P5" draw:layer="layout" svg:x1="2.752cm" svg:y1="11cm" svg:x2="2.751cm" svg:y2="9.529cm">
          <text:p text:style-name="P1"/>
        </draw:line>
        <draw:line draw:style-name="gr11" draw:text-style-name="P5" draw:layer="layout" svg:x1="0.602cm" svg:y1="15.5cm" svg:x2="20.359cm" svg:y2="15.5cm">
          <text:p text:style-name="P1"/>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36cm" fo:margin-left="0.601cm" fo:margin-right="0.642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dc:title>UFOAI: Pathfinding</dc:title>
    <dc:subject>Connection checks and forbidden areas/fields</dc:subject>
    <meta:creation-date>2007-07-31T10:14:42</meta:creation-date>
    <dc:date>2007-07-31T10:55:20</dc:date>
    <meta:keyword>ufoai pathfinding moving</meta:keyword>
    <dc:language>de-DE</dc:language>
    <meta:editing-cycles>0</meta:editing-cycles>
    <meta:editing-duration>PT0S</meta:editing-duration>
    <meta:user-defined meta:name="Info 1"/>
    <meta:user-defined meta:name="Info 2"/>
    <meta:user-defined meta:name="Info 3"/>
    <meta:user-defined meta:name="Info 4"/>
    <meta:document-statistic meta:object-count="120"/>
  </office:meta>
</office:document-meta>
</file>